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2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dhsqjvq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8T17:39:45.153000000</meta:creation-date>
    <dc:date>2024-02-18T17:40:21.824000000</dc:date>
    <meta:editing-duration>PT38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2.4.1$Windows_X86_64 LibreOffice_project/27d75539669ac387bb498e35313b970b7fe9c4f9</meta:generator>
  </office:meta>
</office:document-meta>
</file>